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7ebb2" officeooo:paragraph-rsid="0017ebb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normal" officeooo:rsid="0017ebb2" officeooo:paragraph-rsid="0017ebb2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17ebb2" officeooo:paragraph-rsid="0019af15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normal" officeooo:rsid="0017ebb2" officeooo:paragraph-rsid="0017ebb2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17ebb2" officeooo:paragraph-rsid="0017ebb2"/>
    </style:style>
    <style:style style:name="P6" style:family="paragraph" style:parent-style-name="Standard">
      <style:paragraph-properties fo:text-align="justify" style:justify-single-word="false"/>
      <style:text-properties style:font-name="Arial" officeooo:rsid="0017ebb2" officeooo:paragraph-rsid="0018c556"/>
    </style:style>
    <style:style style:name="P7" style:family="paragraph" style:parent-style-name="Standard">
      <style:paragraph-properties fo:text-align="justify" style:justify-single-word="false"/>
      <style:text-properties style:font-name="Arial" officeooo:rsid="0018c556" officeooo:paragraph-rsid="0019af15"/>
    </style:style>
    <style:style style:name="P8" style:family="paragraph" style:parent-style-name="Standard">
      <style:paragraph-properties fo:text-align="justify" style:justify-single-word="false"/>
      <style:text-properties style:font-name="Arial" officeooo:rsid="0018c556" officeooo:paragraph-rsid="0018c556"/>
    </style:style>
    <style:style style:name="P9" style:family="paragraph" style:parent-style-name="Standard">
      <style:paragraph-properties fo:text-align="justify" style:justify-single-word="false"/>
      <style:text-properties style:font-name="Arial" officeooo:rsid="0019af15" officeooo:paragraph-rsid="0019af1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  <style:style style:name="T3" style:family="text">
      <style:text-properties style:font-name="Arial"/>
    </style:style>
    <style:style style:name="T4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ENSAÇAO DA AULA 04/03</text:p>
      <text:p text:style-name="P1">TECNOLOGIAS E PROGRAMAÇÃO INTEGRADA</text:p>
      <text:p text:style-name="P1"/>
      <text:p text:style-name="P2">Ciência da Computação – Turma B</text:p>
      <text:p text:style-name="P2">João Pedro Cabrera Rodrigues Penna</text:p>
      <text:p text:style-name="P2"/>
      <text:p text:style-name="P3"><text:span text:style-name="T1">1) </text:span><text:span text:style-name="T2">O que precisou ser alterado?</text:span> </text:p>
      <text:p text:style-name="P3">1. A imagem no <text:span text:style-name="Source_20_Text"><text:span text:style-name="T3">docker-compose.yaml</text:span></text:span> de <text:span text:style-name="Source_20_Text"><text:span text:style-name="T3">postgres:16-alpine</text:span></text:span> para <text:span text:style-name="Source_20_Text"><text:span text:style-name="T3">mariadb:11</text:span></text:span>. 2. O driver no <text:span text:style-name="Source_20_Text"><text:span text:style-name="T3">requirements.txt</text:span></text:span> de <text:span text:style-name="Source_20_Text"><text:span text:style-name="T3">psycopg2-binary</text:span></text:span> para <text:span text:style-name="Source_20_Text"><text:span text:style-name="T3">pymysql</text:span></text:span>. </text:p>
      <text:p text:style-name="P3">3. A <text:span text:style-name="Source_20_Text"><text:span text:style-name="T3">DATABASE_URL</text:span></text:span> no arquivo <text:span text:style-name="Source_20_Text"><text:span text:style-name="T3">.env</text:span></text:span> e a lógica de conexão no <text:span text:style-name="Source_20_Text"><text:span text:style-name="T3">main.py</text:span></text:span> para usar o prefixo <text:span text:style-name="Source_20_Text"><text:span text:style-name="T3">mysql+pymysql://</text:span></text:span>. </text:p>
      <text:p text:style-name="P3">4. As variáveis de ambiente para o padrão do MariaDB (<text:span text:style-name="Source_20_Text"><text:span text:style-name="T3">MARIADB_ROOT_PASSWORD</text:span></text:span>, etc).</text:p>
      <text:p text:style-name="P3"><text:span text:style-name="T2">Qual foi o impacto na aplicação?</text:span> A aplicação exigiu a instalação de uma nova biblioteca de conexão (driver) e uma pequena mudança na string de conexão do ORM (SQLAlchemy), mas a lógica das rotas da API permaneceu idêntica.</text:p>
      <text:p text:style-name="P4"/>
      <text:p text:style-name="P5"/>
      <text:p text:style-name="P3"><text:span text:style-name="T1">2)</text:span> <text:span text:style-name="T2">O que precisou ser alterado?</text:span> No arquivo <text:span text:style-name="Source_20_Text"><text:span text:style-name="T3">docker-compose.yaml</text:span></text:span>, no serviço <text:span text:style-name="Source_20_Text"><text:span text:style-name="T3">web</text:span></text:span>, o mapeamento de portas foi alterado de <text:span text:style-name="Source_20_Text"><text:span text:style-name="T3">"8000:8000"</text:span></text:span> para <text:span text:style-name="Source_20_Text"><text:span text:style-name="T3">"9000:8000"</text:span></text:span>.</text:p>
      <text:p text:style-name="P3"><text:span text:style-name="T2">Qual foi o impacto na aplicação?</text:span> O usuário externo passou a acessar a API via porta <text:span text:style-name="T2">9000</text:span> (ex: <text:span text:style-name="Source_20_Text"><text:span text:style-name="T3">localhost:9000/docs</text:span></text:span>). Internamente, o container continuou rodando na porta 8000, pois apenas o mapeamento do <text:span text:style-name="T4">host</text:span> foi modificado.</text:p>
      <text:p text:style-name="P5"/>
      <text:p text:style-name="P5"/>
      <text:p text:style-name="P3"><text:span text:style-name="T1">3)</text:span> <text:span text:style-name="T2">O que precisou ser alterado?</text:span> A variável <text:span text:style-name="Source_20_Text"><text:span text:style-name="T3">POSTGRES_PORT</text:span></text:span> no arquivo <text:span text:style-name="Source_20_Text"><text:span text:style-name="T3">.env</text:span></text:span> foi alterada para <text:span text:style-name="Source_20_Text"><text:span text:style-name="T3">5433</text:span></text:span> e o <text:span text:style-name="Source_20_Text"><text:span text:style-name="T3">docker-compose.yaml</text:span></text:span> foi configurado para refletir esse mapeamento (<text:span text:style-name="Source_20_Text"><text:span text:style-name="T3">"5433:5432"</text:span></text:span>).</text:p>
      <text:p text:style-name="P3"><text:span text:style-name="T2">Qual foi o impacto na aplicação?</text:span> Para a API (que está dentro da rede Docker), não houve impacto, pois ela continua acessando o banco pela porta interna <text:span text:style-name="T2">5432</text:span>. O impacto é apenas para conexões externas (como um gerenciador de banco de dados no computador do desenvolvedor), que agora deve usar a porta <text:span text:style-name="T2">5433</text:span>.</text:p>
      <text:p text:style-name="P5"/>
      <text:p text:style-name="P5"/>
      <text:p text:style-name="P3"><text:span text:style-name="T1">4) </text:span><text:span text:style-name="T2">Qual foi o impacto na aplicação?</text:span> Todos os dados persistidos (usuários cadastrados) foram apagados. Ao subir o container novamente, o banco de dados estava vazio.</text:p>
      <text:p text:style-name="P3"><text:span text:style-name="T2">O que isso impacta em ambientes de produção?</text:span> Representa perda crítica de dados e interrupção do serviço. Em produção, volumes devem ter políticas de backup rigorosas e proteção contra remoção acidental.</text:p>
      <text:p text:style-name="P5"/>
      <text:p text:style-name="P5"/>
      <text:p text:style-name="P3"><text:span text:style-name="T1">5)</text:span> <text:span text:style-name="T2">Qual foi o comportamento da aplicação?</text:span> A API continuou rodando, mas ao tentar acessar rotas que dependem do banco, ela retornou erro (500 Internal Server Error) por falha de conexão.</text:p>
      <text:p text:style-name="P3"><text:span text:style-name="T2">Como foi o comportamento após retornar o banco?</text:span> A aplicação voltou a funcionar normalmente assim que o banco completou seu processo de inicialização.</text:p>
      <text:p text:style-name="P3"><text:span text:style-name="T2">Existe retry de conexão?</text:span> Não. No código atual, se a conexão falha, o SQLAlchemy lança uma exceção e a requisição falha imediatamente.</text:p>
      <text:p text:style-name="P5"/>
      <text:p text:style-name="P5"/>
      <text:p text:style-name="P3"><text:span text:style-name="T1">6) </text:span><text:span text:style-name="T2">A API conseguiu acessar o banco de dados?</text:span> Não. Sem compartilhar uma rede comum, o isolamento do Docker impede que a API resolva o nome de host <text:span text:style-name="Source_20_Text"><text:span text:style-name="T3">db</text:span></text:span>.</text:p>
      <text:p text:style-name="P3"><text:soft-page-break/><text:span text:style-name="T2">Qual a importância disso no aspecto de segurança?</text:span> Implementa o isolamento de rede, garantindo que apenas serviços autorizados se comuniquem, dificultando a movimentação lateral de um atacante caso a API seja comprometida.</text:p>
      <text:p text:style-name="P6"/>
      <text:p text:style-name="P6"/>
      <text:p text:style-name="P7"><text:span text:style-name="T1">7)</text:span> <text:span text:style-name="T2">Quais riscos essa decisão gera?</text:span> Exposição direta a ataques de força bruta, exploração de vulnerabilidades do motor do banco e vazamento de dados sensíveis.</text:p>
      <text:p text:style-name="P7"><text:span text:style-name="T2">Como um invasor poderia descobrir essa porta aberta?</text:span> Através de ferramentas de <text:span text:style-name="T4">port scanning</text:span> como o <text:span text:style-name="T2">Nmap</text:span> ou motores de busca de dispositivos conectados como o <text:span text:style-name="T2">Shodan</text:span>.</text:p>
      <text:p text:style-name="P7"><text:span text:style-name="T2">Como você mitigaria esse risco?</text:span> Removendo a seção <text:span text:style-name="Source_20_Text"><text:span text:style-name="T3">ports</text:span></text:span> do banco no <text:span text:style-name="Source_20_Text"><text:span text:style-name="T3">docker-compose.yaml</text:span></text:span>, mantendo-o acessível apenas internamente via <text:span text:style-name="Source_20_Text"><text:span text:style-name="T3">networks</text:span></text:span> ou através de uma VPN/SSH Tunnel para manutenção.</text:p>
      <text:p text:style-name="P7"><text:span text:style-name="T2">Que tipo de ataque pode acontecer?</text:span> Ataques de injeção, sequestro de dados (<text:span text:style-name="T4">Ransomware</text:span>), e roubo de credenciais por interceptação ou força bruta.</text:p>
      <text:p text:style-name="P8"/>
      <text:p text:style-name="P8"/>
      <text:p text:style-name="P9">Repositório: </text:p>
      <text:p text:style-name="P5"/>
      <text:p text:style-name="P5"/>
      <text:p text:style-name="P5"/>
      <text:p text:style-name="P5"/>
      <text:p text:style-name="P5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9T19:40:23.368989753</meta:creation-date>
    <dc:date>2026-03-19T20:06:12.419670794</dc:date>
    <meta:editing-duration>PT15M33S</meta:editing-duration>
    <meta:editing-cycles>2</meta:editing-cycles>
    <meta:generator>LibreOffice/26.2.1.2$Linux_X86_64 LibreOffice_project/5937a82db3889b586a62e0a27a0d74b840403d7c</meta:generator>
    <meta:document-statistic meta:table-count="0" meta:image-count="0" meta:object-count="0" meta:page-count="2" meta:paragraph-count="25" meta:word-count="542" meta:character-count="3437" meta:non-whitespace-character-count="2915"/>
  </office:meta>
</office:document-meta>
</file>